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f10" officeooo:paragraph-rsid="0017af10"/>
    </style:style>
    <style:style style:name="P2" style:family="paragraph" style:parent-style-name="Standard" style:list-style-name="L1">
      <style:text-properties officeooo:rsid="0017af10" officeooo:paragraph-rsid="0017af10"/>
    </style:style>
    <style:style style:name="P3" style:family="paragraph" style:parent-style-name="Standard" style:list-style-name="L1">
      <style:text-properties officeooo:rsid="001a1963" officeooo:paragraph-rsid="001a1963"/>
    </style:style>
    <style:style style:name="P4" style:family="paragraph" style:parent-style-name="Standard">
      <style:text-properties officeooo:rsid="001a1963" officeooo:paragraph-rsid="001a1963"/>
    </style:style>
    <style:style style:name="P5" style:family="paragraph" style:parent-style-name="Standard" style:list-style-name="L2">
      <style:text-properties officeooo:rsid="001a1963" officeooo:paragraph-rsid="001a1963"/>
    </style:style>
    <style:style style:name="P6" style:family="paragraph" style:parent-style-name="Standard">
      <style:text-properties officeooo:rsid="001af2bb" officeooo:paragraph-rsid="002646d1"/>
    </style:style>
    <style:style style:name="P7" style:family="paragraph" style:parent-style-name="Standard" style:list-style-name="L3">
      <style:text-properties officeooo:rsid="001b024a" officeooo:paragraph-rsid="001b024a"/>
    </style:style>
    <style:style style:name="P8" style:family="paragraph" style:parent-style-name="Standard">
      <style:text-properties officeooo:rsid="001b024a" officeooo:paragraph-rsid="001b024a"/>
    </style:style>
    <style:style style:name="P9" style:family="paragraph" style:parent-style-name="Standard" style:list-style-name="L4">
      <style:text-properties officeooo:rsid="001b024a" officeooo:paragraph-rsid="001b024a"/>
    </style:style>
    <style:style style:name="P10" style:family="paragraph" style:parent-style-name="Standard" style:list-style-name="L5">
      <style:text-properties officeooo:rsid="001b024a" officeooo:paragraph-rsid="001b024a"/>
    </style:style>
    <style:style style:name="P11" style:family="paragraph" style:parent-style-name="Standard" style:list-style-name="L5">
      <style:text-properties officeooo:rsid="001b024a" officeooo:paragraph-rsid="001df659"/>
    </style:style>
    <style:style style:name="P12" style:family="paragraph" style:parent-style-name="Standard" style:list-style-name="L5">
      <style:text-properties officeooo:rsid="001cf4c5" officeooo:paragraph-rsid="001cf4c5"/>
    </style:style>
    <style:style style:name="P13" style:family="paragraph" style:parent-style-name="Standard" style:list-style-name="L5">
      <style:text-properties officeooo:rsid="001fb52d" officeooo:paragraph-rsid="001fb52d"/>
    </style:style>
    <style:style style:name="P14" style:family="paragraph" style:parent-style-name="Standard" style:list-style-name="L5">
      <style:text-properties officeooo:rsid="00232d2f" officeooo:paragraph-rsid="00232d2f"/>
    </style:style>
    <style:style style:name="P15" style:family="paragraph" style:parent-style-name="Standard" style:list-style-name="L3">
      <style:text-properties officeooo:rsid="0028e6d6" officeooo:paragraph-rsid="0028e6d6"/>
    </style:style>
    <style:style style:name="T1" style:family="text">
      <style:text-properties officeooo:rsid="0017af10"/>
    </style:style>
    <style:style style:name="T2" style:family="text">
      <style:text-properties officeooo:rsid="001af2bb"/>
    </style:style>
    <style:style style:name="T3" style:family="text">
      <style:text-properties officeooo:rsid="001df659"/>
    </style:style>
    <style:style style:name="T4" style:family="text">
      <style:text-properties officeooo:rsid="002504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ttery Guide</text:p>
      <text:p text:style-name="P1"/>
      <text:p text:style-name="P1">REF:<text:tab/><text:a xlink:type="simple" xlink:href="https://www.youtube.com/watch?v=saxYilLJ7yw" text:style-name="Internet_20_link" text:visited-style-name="Visited_20_Internet_20_Link">https://www.youtube.com/watch?v=saxYilLJ7yw</text:a></text:p>
      <text:p text:style-name="P1"/>
      <text:p text:style-name="P1"><text:span text:style-name="T2">LiPo/ </text:span>Lithium Polymer</text:p>
      <text:p text:style-name="P1"><text:span text:style-name="T2">LiFWPO4/ </text:span>Lithium </text:p>
      <text:p text:style-name="P6">SLA/ Sealed Lead Acid</text:p>
      <text:p text:style-name="P6"><text:span text:style-name="T1">Ni-Cds/ Nickel Cadmium</text:span></text:p>
      <text:p text:style-name="P6"><text:span text:style-name="T1">Ni-MH/ </text:span>Nickel Metal Hydride</text:p>
      <text:h text:style-name="Heading_20_1" text:outline-level="1"><text:span text:style-name="T2">LiPo/ </text:span>Lithium Polymer</text:h>
      <text:list xml:id="list7659961556248770685" text:style-name="L1">
        <text:list-item>
          <text:p text:style-name="P2">Highest energy density </text:p>
        </text:list-item>
        <text:list-item>
          <text:p text:style-name="P2">Costliest</text:p>
        </text:list-item>
        <text:list-item>
          <text:p text:style-name="P2">Special circuit for safety – </text:p>
          <text:list>
            <text:list-item>
              <text:p text:style-name="P2">Overcharge – </text:p>
              <text:list>
                <text:list-item>
                  <text:p text:style-name="P2">never charge above 4.2V per cell. Else it can xplode</text:p>
                </text:list-item>
                <text:list-item>
                  <text:p text:style-name="P2">requirs good charrging circuit , Under charge below 3V, Puffy battery, </text:p>
                </text:list-item>
              </text:list>
            </text:list-item>
            <text:list-item>
              <text:p text:style-name="P2">Discharge</text:p>
              <text:list>
                <text:list-item>
                  <text:p text:style-name="P2">if the LiPo battery is discharged below 3V/Cell it can permanently loose some capacity</text:p>
                </text:list-item>
              </text:list>
            </text:list-item>
            <text:list-item>
              <text:p text:style-name="P3">Puffy battery</text:p>
            </text:list-item>
            <text:list-item>
              <text:p text:style-name="P3">Can get heated up so should constantly monitor temperature</text:p>
            </text:list-item>
            <text:list-item>
              <text:p text:style-name="P3">Applications<text:tab/>-<text:tab/>Phone, laptops, light weight devices etc.</text:p>
            </text:list-item>
          </text:list>
        </text:list-item>
      </text:list>
      <text:p text:style-name="P4"/>
      <text:h text:style-name="Heading_20_1" text:outline-level="1"><text:s/>LiFePO4/ Lithium Iron Posphate</text:h>
      <text:list xml:id="list2797895760743726970" text:style-name="L2">
        <text:list-item>
          <text:p text:style-name="P5">High capacity after LiPo</text:p>
        </text:list-item>
        <text:list-item>
          <text:p text:style-name="P5">No explosions like LiPo</text:p>
        </text:list-item>
        <text:list-item>
          <text:p text:style-name="P5">Charging and discharging circuits required but inappropriate use will cause only loosing some battery capacity</text:p>
        </text:list-item>
        <text:list-item>
          <text:p text:style-name="P5">Little heavier than Lipo</text:p>
        </text:list-item>
        <text:list-item>
          <text:p text:style-name="P5">Applications<text:tab/>-<text:tab/>Light weight robotic, power tools, RC toys etc.</text:p>
        </text:list-item>
      </text:list>
      <text:p text:style-name="P4"/>
      <text:h text:style-name="Heading_20_1" text:outline-level="1">SLA/ Sealed Lead Acid</text:h>
      <text:list xml:id="list8084228421164943444" text:style-name="L3">
        <text:list-item>
          <text:p text:style-name="P7">Lot durable than Li (Lithium) batteries</text:p>
        </text:list-item>
        <text:list-item>
          <text:p text:style-name="P7">Better cope with accidental overcharges or discharges</text:p>
        </text:list-item>
        <text:list-item>
          <text:p text:style-name="P7">Best value for money</text:p>
        </text:list-item>
        <text:list-item>
          <text:p text:style-name="P7">Handles extreme temperatures</text:p>
        </text:list-item>
        <text:list-item>
          <text:p text:style-name="P15">Heavy and bulky</text:p>
        </text:list-item>
        <text:list-item>
          <text:p text:style-name="P7">Applications<text:tab/>-<text:tab/>Cars, motorcycles, solar energy storage, emergency power supply etc.</text:p>
        </text:list-item>
      </text:list>
      <text:p text:style-name="P8"/>
      <text:h text:style-name="Heading_20_1" text:outline-level="1"><text:soft-page-break/>Ni-Cds/ Nickel Cadmium</text:h>
      <text:list xml:id="list7456474508817050619" text:style-name="L4">
        <text:list-item>
          <text:p text:style-name="P9">Cheap</text:p>
        </text:list-item>
        <text:list-item>
          <text:p text:style-name="P9">Lasts longer than SLA</text:p>
        </text:list-item>
        <text:list-item>
          <text:p text:style-name="P9">Memory effect – Needs to be regularly fully discharged and then fully recharge to maintain high capacity</text:p>
        </text:list-item>
      </text:list>
      <text:p text:style-name="P8"/>
      <text:h text:style-name="Heading_20_1" text:outline-level="1"><text:span text:style-name="T4">Ni-MH/ </text:span>Nickel Metal Hydride</text:h>
      <text:list xml:id="list2745090207335151579" text:style-name="L5">
        <text:list-item>
          <text:p text:style-name="P11">Higher capacity than Ni-Cd</text:p>
        </text:list-item>
        <text:list-item>
          <text:p text:style-name="P11"><text:span text:style-name="T3">Very high self discharge rate. May discharge without using after around 2 months. If needs to use ones with low self discharging needs to be selected. e.g Eneloop</text:span></text:p>
        </text:list-item>
        <text:list-item>
          <text:p text:style-name="P14">Cheaper in long run than using Alkaline batteries</text:p>
        </text:list-item>
        <text:list-item>
          <text:p text:style-name="P11">Little expensive than Ni-Cds</text:p>
        </text:list-item>
        <text:list-item>
          <text:p text:style-name="P10">No memory effect</text:p>
        </text:list-item>
        <text:list-item>
          <text:p text:style-name="P10">Bigger and heavier than Lithium (Li) batteries</text:p>
        </text:list-item>
        <text:list-item>
          <text:p text:style-name="P10">Very safe to work with</text:p>
        </text:list-item>
        <text:list-item>
          <text:p text:style-name="P13"/>
        </text:list-item>
        <text:list-item>
          <text:p text:style-name="P12">Applications<text:tab/>-<text:tab/>Consumer rechargable batteries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55:46.126132910</meta:creation-date>
    <dc:date>2017-09-04T17:46:39.231303093</dc:date>
    <meta:editing-duration>PT29M2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293" meta:character-count="1750" meta:non-whitespace-character-count="1528"/>
  </office:meta>
</office:document-meta>
</file>